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9a57f4"/>
    </style:style>
    <style:style style:name="P39"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1"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2"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1" style:family="paragraph" style:parent-style-name="Text_20_body">
      <style:text-properties officeooo:rsid="0129f808" officeooo:paragraph-rsid="0129f808"/>
    </style:style>
    <style:style style:name="P152" style:family="paragraph" style:parent-style-name="Text_20_body">
      <style:text-properties style:font-name="DejaVu Sans Mono" fo:font-size="10pt" officeooo:rsid="0129f808" officeooo:paragraph-rsid="0129f808"/>
    </style:style>
    <style:style style:name="P153"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4" style:family="paragraph" style:parent-style-name="Text_20_body">
      <style:text-properties style:font-name="Liberation Serif" fo:font-size="12pt" officeooo:rsid="0129f808" officeooo:paragraph-rsid="0129f808" style:font-size-asian="10.5pt" style:font-size-complex="12pt"/>
    </style:style>
    <style:style style:name="P155" style:family="paragraph" style:parent-style-name="Text_20_body">
      <style:text-properties style:font-name="Liberation Serif" fo:font-size="12pt" officeooo:rsid="012c4db5" officeooo:paragraph-rsid="012c4db5" style:font-size-asian="10.5pt" style:font-size-complex="12pt"/>
    </style:style>
    <style:style style:name="P156"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7"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58"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59"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0"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1"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62" style:family="paragraph" style:parent-style-name="Text_20_body">
      <style:text-properties style:font-name="Liberation Serif" fo:font-size="12pt" fo:font-weight="bold" officeooo:rsid="013cd4fd" officeooo:paragraph-rsid="013cd4fd" style:font-weight-asian="bold" style:font-weight-complex="bold"/>
    </style:style>
    <style:style style:name="P163" style:family="paragraph" style:parent-style-name="Text_20_body">
      <style:text-properties style:font-name="Liberation Serif" fo:font-size="12pt" fo:font-weight="bold" officeooo:rsid="013ecbe3" officeooo:paragraph-rsid="013ecbe3" style:font-weight-asian="bold" style:font-weight-complex="bold"/>
    </style:style>
    <style:style style:name="P164" style:family="paragraph" style:parent-style-name="Text_20_body">
      <style:text-properties style:font-name="Liberation Serif" fo:font-size="12pt" fo:font-weight="bold" officeooo:rsid="0140bce7" officeooo:paragraph-rsid="0140bce7" style:font-weight-asian="bold" style:font-weight-complex="bold"/>
    </style:style>
    <style:style style:name="P165" style:family="paragraph" style:parent-style-name="Text_20_body">
      <style:text-properties style:font-name="Liberation Serif" fo:font-size="12pt" fo:font-weight="bold" officeooo:rsid="0143f801" officeooo:paragraph-rsid="0143f801" style:font-weight-asian="bold" style:font-weight-complex="bold"/>
    </style:style>
    <style:style style:name="P166" style:family="paragraph" style:parent-style-name="Text_20_body">
      <style:text-properties style:font-name="Liberation Serif" fo:font-size="12pt" fo:font-weight="bold" officeooo:rsid="0150ab82" officeooo:paragraph-rsid="0150ab82" style:font-weight-asian="bold" style:font-weight-complex="bold"/>
    </style:style>
    <style:style style:name="P167" style:family="paragraph" style:parent-style-name="Text_20_body">
      <style:text-properties officeooo:rsid="012da5e8" officeooo:paragraph-rsid="012da5e8"/>
    </style:style>
    <style:style style:name="P168" style:family="paragraph" style:parent-style-name="Text_20_body">
      <style:text-properties officeooo:rsid="012da5e8" officeooo:paragraph-rsid="0140d413"/>
    </style:style>
    <style:style style:name="P169" style:family="paragraph" style:parent-style-name="Text_20_body">
      <style:text-properties fo:font-weight="normal" officeooo:rsid="012f42db" officeooo:paragraph-rsid="01303e37" style:font-weight-asian="normal" style:font-weight-complex="normal"/>
    </style:style>
    <style:style style:name="P170" style:family="paragraph" style:parent-style-name="Text_20_body">
      <style:text-properties fo:font-weight="normal" officeooo:rsid="01303e37" officeooo:paragraph-rsid="01303e37" style:font-weight-asian="normal" style:font-weight-complex="normal"/>
    </style:style>
    <style:style style:name="P171" style:family="paragraph" style:parent-style-name="Text_20_body">
      <style:text-properties officeooo:rsid="01469d63" officeooo:paragraph-rsid="01469d63"/>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Heading_20_1">
      <style:paragraph-properties fo:break-before="page"/>
    </style:style>
    <style:style style:name="P175"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Liberation Serif" fo:font-size="12pt" fo:font-style="normal" fo:font-weight="bold" officeooo:rsid="00d293e7" officeooo:paragraph-rsid="015e1353" style:font-size-asian="8pt" style:font-style-asian="normal" style:font-weight-asian="bold" style:font-size-complex="8pt" style:font-style-complex="normal" style:font-weight-complex="bold"/>
    </style:style>
    <style:style style:name="P178"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179" style:family="paragraph" style:parent-style-name="Text_20_body" style:list-style-name="L1">
      <style:text-properties fo:font-weight="normal" officeooo:rsid="012f42db" officeooo:paragraph-rsid="01303e37" style:font-weight-asian="normal" style:font-weight-complex="normal"/>
    </style:style>
    <style:style style:name="P180" style:family="paragraph" style:parent-style-name="Text_20_body" style:list-style-name="L1">
      <style:text-properties fo:font-weight="normal" officeooo:rsid="012f42db" officeooo:paragraph-rsid="012f42db" style:font-weight-asian="normal" style:font-weight-complex="normal"/>
    </style:style>
    <style:style style:name="P181" style:family="paragraph" style:parent-style-name="Text_20_body" style:list-style-name="L1">
      <style:text-properties fo:font-weight="normal" officeooo:rsid="0140bce7" officeooo:paragraph-rsid="0140bce7" style:font-weight-asian="normal" style:font-weight-complex="normal"/>
    </style:style>
    <style:style style:name="P182" style:family="paragraph" style:parent-style-name="Text_20_body" style:list-style-name="L1">
      <style:text-properties fo:font-weight="normal" officeooo:rsid="013bfd23" officeooo:paragraph-rsid="013bfd23" style:font-weight-asian="normal" style:font-weight-complex="normal"/>
    </style:style>
    <style:style style:name="P183" style:family="paragraph" style:parent-style-name="Text_20_body">
      <style:text-properties fo:font-weight="normal" officeooo:rsid="01303e37" officeooo:paragraph-rsid="015e1353" style:font-weight-asian="normal" style:font-weight-complex="normal"/>
    </style:style>
    <style:style style:name="P184" style:family="paragraph" style:parent-style-name="Text_20_body" style:list-style-name="L1">
      <style:text-properties officeooo:rsid="012f42db" officeooo:paragraph-rsid="012f42db"/>
    </style:style>
    <style:style style:name="P185" style:family="paragraph" style:parent-style-name="Text_20_body" style:list-style-name="L2">
      <style:text-properties officeooo:rsid="01469d63" officeooo:paragraph-rsid="01469d63"/>
    </style:style>
    <style:style style:name="P186" style:family="paragraph" style:parent-style-name="Text_20_body" style:list-style-name="L2">
      <style:text-properties officeooo:rsid="01469d63" officeooo:paragraph-rsid="01482f29"/>
    </style:style>
    <style:style style:name="P187" style:family="paragraph" style:parent-style-name="Text_20_body" style:list-style-name="L2">
      <style:text-properties officeooo:rsid="01482f29" officeooo:paragraph-rsid="01482f29"/>
    </style:style>
    <style:style style:name="P188" style:family="paragraph" style:parent-style-name="Text_20_body" style:list-style-name="L2">
      <style:text-properties officeooo:rsid="0150ab82" officeooo:paragraph-rsid="0150ab82"/>
    </style:style>
    <style:style style:name="P189" style:family="paragraph" style:parent-style-name="Text_20_body">
      <style:text-properties style:font-name="Liberation Serif" fo:font-size="12pt" officeooo:rsid="015e1353" officeooo:paragraph-rsid="015e1353" style:font-size-asian="10.5pt" style:font-size-complex="12pt"/>
    </style:style>
    <style:style style:name="P190" style:family="paragraph" style:parent-style-name="Text_20_body" style:list-style-name="L1">
      <style:text-properties officeooo:rsid="015e1353" officeooo:paragraph-rsid="015e1353"/>
    </style:style>
    <style:style style:name="P191" style:family="paragraph" style:parent-style-name="Text_20_body">
      <style:text-properties style:font-name="DejaVu Sans Mono" fo:font-size="10pt" fo:font-weight="normal" officeooo:rsid="01303e37" officeooo:paragraph-rsid="01303e37" style:font-weight-asian="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style:font-name="DejaVu Sans Mono" fo:font-size="10pt"/>
    </style:style>
    <style:style style:name="T104" style:family="text">
      <style:text-properties officeooo:rsid="00513616"/>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819cd"/>
    </style:style>
    <style:style style:name="T112" style:family="text">
      <style:text-properties officeooo:rsid="006cb683"/>
    </style:style>
    <style:style style:name="T113" style:family="text">
      <style:text-properties officeooo:rsid="006d3414"/>
    </style:style>
    <style:style style:name="T114" style:family="text">
      <style:text-properties officeooo:rsid="006e5525"/>
    </style:style>
    <style:style style:name="T115" style:family="text">
      <style:text-properties officeooo:rsid="00711b90"/>
    </style:style>
    <style:style style:name="T116" style:family="text">
      <style:text-properties officeooo:rsid="0074c875"/>
    </style:style>
    <style:style style:name="T117" style:family="text">
      <style:text-properties officeooo:rsid="007d75a2"/>
    </style:style>
    <style:style style:name="T118" style:family="text">
      <style:text-properties officeooo:rsid="007dabc3"/>
    </style:style>
    <style:style style:name="T119" style:family="text">
      <style:text-properties officeooo:rsid="007ee42a"/>
    </style:style>
    <style:style style:name="T120" style:family="text">
      <style:text-properties officeooo:rsid="007f4dea"/>
    </style:style>
    <style:style style:name="T121" style:family="text">
      <style:text-properties officeooo:rsid="00834a0e"/>
    </style:style>
    <style:style style:name="T122" style:family="text">
      <style:text-properties officeooo:rsid="00850bf6"/>
    </style:style>
    <style:style style:name="T123" style:family="text">
      <style:text-properties officeooo:rsid="008a5efe"/>
    </style:style>
    <style:style style:name="T124" style:family="text">
      <style:text-properties officeooo:rsid="008c8591"/>
    </style:style>
    <style:style style:name="T125" style:family="text">
      <style:text-properties officeooo:rsid="008fac43"/>
    </style:style>
    <style:style style:name="T126" style:family="text">
      <style:text-properties officeooo:rsid="00a4a042"/>
    </style:style>
    <style:style style:name="T127" style:family="text">
      <style:text-properties officeooo:rsid="00a7f8e6"/>
    </style:style>
    <style:style style:name="T128" style:family="text">
      <style:text-properties officeooo:rsid="00b2218f"/>
    </style:style>
    <style:style style:name="T129" style:family="text">
      <style:text-properties officeooo:rsid="00b3d0ab"/>
    </style:style>
    <style:style style:name="T130" style:family="text">
      <style:text-properties officeooo:rsid="00b65192"/>
    </style:style>
    <style:style style:name="T131" style:family="text">
      <style:text-properties officeooo:rsid="00bffe3f"/>
    </style:style>
    <style:style style:name="T132" style:family="text">
      <style:text-properties officeooo:rsid="00c2c9d4"/>
    </style:style>
    <style:style style:name="T133"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4"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7" style:family="text">
      <style:text-properties style:font-name="Liberation Serif" officeooo:rsid="007d75a2"/>
    </style:style>
    <style:style style:name="T138" style:family="text">
      <style:text-properties style:font-name="Liberation Serif" officeooo:rsid="007ee42a"/>
    </style:style>
    <style:style style:name="T139" style:family="text">
      <style:text-properties officeooo:rsid="00ccef7e"/>
    </style:style>
    <style:style style:name="T140" style:family="text">
      <style:text-properties officeooo:rsid="00cda650"/>
    </style:style>
    <style:style style:name="T141" style:family="text">
      <style:text-properties officeooo:rsid="00ce51fa"/>
    </style:style>
    <style:style style:name="T142" style:family="text">
      <style:text-properties officeooo:rsid="00ce9f32"/>
    </style:style>
    <style:style style:name="T143" style:family="text">
      <style:text-properties officeooo:rsid="00e7e740"/>
    </style:style>
    <style:style style:name="T144" style:family="text">
      <style:text-properties officeooo:rsid="00e803b7"/>
    </style:style>
    <style:style style:name="T145" style:family="text">
      <style:text-properties officeooo:rsid="00f1c8c5"/>
    </style:style>
    <style:style style:name="T146" style:family="text">
      <style:text-properties officeooo:rsid="00f9736f"/>
    </style:style>
    <style:style style:name="T147" style:family="text">
      <style:text-properties officeooo:rsid="00fb3b84"/>
    </style:style>
    <style:style style:name="T148" style:family="text">
      <style:text-properties officeooo:rsid="00fb4e87"/>
    </style:style>
    <style:style style:name="T149" style:family="text">
      <style:text-properties officeooo:rsid="00ffd3fd"/>
    </style:style>
    <style:style style:name="T150" style:family="text">
      <style:text-properties officeooo:rsid="01006db1"/>
    </style:style>
    <style:style style:name="T151" style:family="text">
      <style:text-properties officeooo:rsid="0103388f"/>
    </style:style>
    <style:style style:name="T152" style:family="text">
      <style:text-properties officeooo:rsid="010c389c"/>
    </style:style>
    <style:style style:name="T153" style:family="text">
      <style:text-properties officeooo:rsid="0114034f"/>
    </style:style>
    <style:style style:name="T154" style:family="text">
      <style:text-properties officeooo:rsid="011bd67c"/>
    </style:style>
    <style:style style:name="T155" style:family="text">
      <style:text-properties officeooo:rsid="011d2585"/>
    </style:style>
    <style:style style:name="T156" style:family="text">
      <style:text-properties officeooo:rsid="011df199"/>
    </style:style>
    <style:style style:name="T157" style:family="text">
      <style:text-properties officeooo:rsid="011e5a5e"/>
    </style:style>
    <style:style style:name="T158" style:family="text">
      <style:text-properties officeooo:rsid="0120c0b5"/>
    </style:style>
    <style:style style:name="T159" style:family="text">
      <style:text-properties officeooo:rsid="012256b2"/>
    </style:style>
    <style:style style:name="T160" style:family="text">
      <style:text-properties officeooo:rsid="01243ea2"/>
    </style:style>
    <style:style style:name="T161" style:family="text">
      <style:text-properties officeooo:rsid="0126b4e8"/>
    </style:style>
    <style:style style:name="T162" style:family="text">
      <style:text-properties officeooo:rsid="01286bca"/>
    </style:style>
    <style:style style:name="T163" style:family="text">
      <style:text-properties officeooo:rsid="00463bcf"/>
    </style:style>
    <style:style style:name="T164" style:family="text">
      <style:text-properties officeooo:rsid="0129a87d"/>
    </style:style>
    <style:style style:name="T165" style:family="text">
      <style:text-properties officeooo:rsid="012c4db5"/>
    </style:style>
    <style:style style:name="T166" style:family="text">
      <style:text-properties officeooo:rsid="012f42db"/>
    </style:style>
    <style:style style:name="T167" style:family="text">
      <style:text-properties officeooo:rsid="0131454f"/>
    </style:style>
    <style:style style:name="T168" style:family="text">
      <style:text-properties officeooo:rsid="0132f211"/>
    </style:style>
    <style:style style:name="T169" style:family="text">
      <style:text-properties officeooo:rsid="0137afd4"/>
    </style:style>
    <style:style style:name="T170" style:family="text">
      <style:text-properties officeooo:rsid="013b7543"/>
    </style:style>
    <style:style style:name="T171" style:family="text">
      <style:text-properties officeooo:rsid="013bfd23"/>
    </style:style>
    <style:style style:name="T172" style:family="text">
      <style:text-properties officeooo:rsid="013ea2d5"/>
    </style:style>
    <style:style style:name="T173" style:family="text">
      <style:text-properties officeooo:rsid="0140bce7"/>
    </style:style>
    <style:style style:name="T174" style:family="text">
      <style:text-properties officeooo:rsid="0140d413"/>
    </style:style>
    <style:style style:name="T175" style:family="text">
      <style:text-properties officeooo:rsid="01426919"/>
    </style:style>
    <style:style style:name="T176" style:family="text">
      <style:text-properties officeooo:rsid="01482f29"/>
    </style:style>
    <style:style style:name="T177" style:family="text">
      <style:text-properties officeooo:rsid="0149d732"/>
    </style:style>
    <style:style style:name="T178" style:family="text">
      <style:text-properties officeooo:rsid="014afd42"/>
    </style:style>
    <style:style style:name="T179" style:family="text">
      <style:text-properties officeooo:rsid="014bfe8c"/>
    </style:style>
    <style:style style:name="T180" style:family="text">
      <style:text-properties officeooo:rsid="014cd43c"/>
    </style:style>
    <style:style style:name="T181" style:family="text">
      <style:text-properties officeooo:rsid="01536fb8"/>
    </style:style>
    <style:style style:name="T182" style:family="text">
      <style:text-properties officeooo:rsid="0154b565"/>
    </style:style>
    <style:style style:name="T183" style:family="text">
      <style:text-properties officeooo:rsid="01595a0e"/>
    </style:style>
    <style:style style:name="T184" style:family="text">
      <style:text-properties officeooo:rsid="015b4e6e"/>
    </style:style>
    <style:style style:name="T185" style:family="text">
      <style:text-properties officeooo:rsid="015e13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mple Instruction Set Architecture 16</text:p>
      <text:p text:style-name="Horizontal_20_Line"/>
      <text:p text:style-name="P41">Programmer’s Manual and Teaching Resource</text:p>
      <text:p text:style-name="P40">1<text:span text:style-name="T4">st</text:span> Edition</text:p>
      <text:p text:style-name="Horizontal_20_Line"/>
      <text:p text:style-name="P42">By David MHS Webster</text:p>
      <text:p text:style-name="P148">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3"><text:a xlink:type="simple" xlink:href="#__RefHeading___Toc2039_3134269758" text:style-name="Index_20_Link" text:visited-style-name="Index_20_Link">Introduction<text:tab/>3</text:a></text:p>
          <text:p text:style-name="P173"><text:a xlink:type="simple" xlink:href="#__RefHeading___Toc2041_3134269758" text:style-name="Index_20_Link" text:visited-style-name="Index_20_Link">Compiling<text:tab/>4</text:a></text:p>
          <text:p text:style-name="P173"><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3"><text:a xlink:type="simple" xlink:href="#__RefHeading___Toc2045_3134269758" text:style-name="Index_20_Link" text:visited-style-name="Index_20_Link">Extending<text:tab/>9</text:a></text:p>
          <text:p text:style-name="P173"><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3"><text:a xlink:type="simple" xlink:href="#__RefHeading___Toc2049_3134269758" text:style-name="Index_20_Link" text:visited-style-name="Index_20_Link">Moving things around, Variables<text:tab/>15</text:a></text:p>
          <text:p text:style-name="P173"><text:a xlink:type="simple" xlink:href="#__RefHeading___Toc2051_3134269758" text:style-name="Index_20_Link" text:visited-style-name="Index_20_Link">Control flow<text:tab/>18</text:a></text:p>
          <text:p text:style-name="P173"><text:a xlink:type="simple" xlink:href="#__RefHeading___Toc2053_3134269758" text:style-name="Index_20_Link" text:visited-style-name="Index_20_Link">Math<text:tab/>25</text:a></text:p>
          <text:p text:style-name="P173"><text:a xlink:type="simple" xlink:href="#__RefHeading___Toc2002_3391041109" text:style-name="Index_20_Link" text:visited-style-name="Index_20_Link">Segment Control<text:tab/>26</text:a></text:p>
          <text:p text:style-name="P173"><text:a xlink:type="simple" xlink:href="#__RefHeading___Toc2054_3391041109" text:style-name="Index_20_Link" text:visited-style-name="Index_20_Link">Privilege<text:tab/>27</text:a></text:p>
          <text:p text:style-name="P173"><text:a xlink:type="simple" xlink:href="#__RefHeading___Toc2254_510028098" text:style-name="Index_20_Link" text:visited-style-name="Index_20_Link">Krenel<text:tab/>29</text:a></text:p>
          <text:p text:style-name="P173"><text:a xlink:type="simple" xlink:href="#__RefHeading___Toc2055_3134269758" text:style-name="Index_20_Link" text:visited-style-name="Index_20_Link">Challenges<text:tab/>30</text:a></text:p>
        </text:index-body>
      </text:table-of-content>
      <text:p text:style-name="P37"/>
      <text:h text:style-name="P174"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8">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8">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7">or at least entertaining</text:span><text:span text:style-name="T72">.</text:span> <text:span text:style-name="T10">An example driver is provided which can load files into the segment and interact with the terminal. </text:span><text:span text:style-name="T148">A complete set of tools for working with the language is provided. </text:span><text:span text:style-name="T153">An SDL2 device driver is included for your amusement.</text:span></text:p>
      <text:p text:style-name="P35"/>
      <text:p text:style-name="P35"/>
      <text:p text:style-name="P35"/>
      <text:p text:style-name="P36">“Let all that you do be done with love.”</text:p>
      <text:p text:style-name="P149"/>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5">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2">DUSE_SDL2 -lSDL2 -lSDL2_mixer</text:span></text:p>
      <text:p text:style-name="P18">Include access to an SDL2 device, which allows for rendering to a screen.</text:p>
      <text:p text:style-name="P19"/>
      <text:p text:style-name="P19">-<text:span text:style-name="T157">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9">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60">in User mode. Pre-emption is used to guarantee that userland code will always return to a privileged kernel. </text:span></text:p>
      <text:p text:style-name="P21"/>
      <text:p text:style-name="P21">-<text:span text:style-name="T178">DPREEMPT=codeToCausePreemption()</text:span></text:p>
      <text:p text:style-name="P22">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4">You should only do this if your system does not use </text:span><text:span text:style-name="T155">a standar </text:span><text:span text:style-name="T154">two’s complement </text:span><text:span text:style-name="T155">layout.</text:span></text:p>
      <text:p text:style-name="P9"/>
      <text:p text:style-name="P9">-DNO_SEGMENT</text:p>
      <text:p text:style-name="P9">Disable the segment.</text:p>
      <text:p text:style-name="P9"/>
      <text:p text:style-name="P9">-<text:span text:style-name="T178">DNO_SIGNAL</text:span></text:p>
      <text:p text:style-name="P22">Disable hooking of SIGINT <text:span text:style-name="T179">in the emulator and debugger, and SIGSEGV in the debugger.</text:span></text:p>
      <text:p text:style-name="P150">-<text:span text:style-name="T151">DNO_EMULATE</text:span></text:p>
      <text:p text:style-name="P17">Disable emulate and emulate_seg <text:span text:style-name="T154">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6">and debugger.</text:span></text:p>
      <text:p text:style-name="P9"/>
      <text:p text:style-name="P10">cc isa.c -DUSE_UNSIGNED_INT -o sisa16_emu</text:p>
      <text:p text:style-name="P11">cc <text:span text:style-name="T146">debugger</text:span>.c -DUSE_UNSIGNED_INT -o sisa16_<text:span text:style-name="T146">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1">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4" text:outline-level="1"><text:bookmark-start text:name="__RefHeading___Toc2043_3134269758"/><text:span text:style-name="T133">W</text:span><text:span text:style-name="T134">orkflow</text:span><text:bookmark-end text:name="__RefHeading___Toc2043_3134269758"/></text:h>
      <text:p text:style-name="P23"/>
      <text:p text:style-name="P24">A program for SISA16 is written with one “main” assembly file, header files which are included with “ASM_header” and data files which are embedded with “ASM_data_include”.</text:p>
      <text:p text:style-name="P23"/>
      <text:p text:style-name="P23">The program, if its ‘main’ file is “main.asm” can then be built with</text:p>
      <text:p text:style-name="P23"/>
      <text:p text:style-name="P23">sisa16_asm -i main.asm -o main.bin</text:p>
      <text:p text:style-name="P23"/>
      <text:p text:style-name="P23">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2">memory image ROM.</text:span></text:p>
      <text:p text:style-name="P23"/>
      <text:p text:style-name="P26">You can run this program with the emulator by calling:</text:p>
      <text:p text:style-name="P26"/>
      <text:p text:style-name="P26">sisa16_emu main.bin</text:p>
      <text:p text:style-name="P25"/>
      <text:p text:style-name="P25">In most microcontroller workflows, a “ROM” (Read-Only Memory) image, is typicall<text:span text:style-name="T96">y</text:span> programmed onto an EEPROM (Electrically Erasable Programmable Read-Only Memory) or burned onto <text:span text:style-name="T106">a</text:span> non-reprogrammable ROM chip before being put on a board and <text:span text:style-name="T94">powered on</text:span>. </text:p>
      <text:p text:style-name="P25"/>
      <text:p text:style-name="P32">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3"><text:line-break/><text:line-break/></text:span><text:span text:style-name="T97">If you are suspicious of a program being incorrectly assembled, you can disassemble it either piece-by-piece or wholly:</text:span></text:p>
      <text:p text:style-name="P27"/>
      <text:p text:style-name="P29">sisa16_asm -dis main.bin &lt;location&gt;</text:p>
      <text:p text:style-name="P29"/>
      <text:p text:style-name="P29">will disassemble main.bin starting at &lt;location&gt;. Standard C syntax for numbers is used, the same as in the assembly language itself. <text:span text:style-name="T107">TIP: Control flow always starts at 0.</text:span></text:p>
      <text:p text:style-name="P29"/>
      <text:p text:style-name="P29">sisa16_asm -fdis main.bin &lt;location&gt;<text:line-break/>will perform a full disassembly from &lt;location&gt;. If zero, the entire binary is disassembled.</text:p>
      <text:p text:style-name="P29"/>
      <text:p text:style-name="P31">Normally, comments are emitted into disassembly about what the program is likely doing at that point in control flow, to assist in the reverse engineering process. These may provide optimization tips and useful insights into the language.</text:p>
      <text:p text:style-name="P31"/>
      <text:p text:style-name="P31"><text:soft-page-break/>If you wish to not have comments, make sure to include the -nc argument before -dis or -fdis<text:line-break/></text:p>
      <text:p text:style-name="P31">sisa16_asm -nc -<text:span text:style-name="T145">f</text:span>dis main.bin 0</text:p>
      <text:p text:style-name="P31"/>
      <text:p text:style-name="P31">will disassemble main.bin from zero without emitting line comments.</text:p>
      <text:p text:style-name="P31"/>
      <text:p text:style-name="P33">Now, if you’ve verified that your program was assembled correctly and you still find you are having bugs with your programs, you might want to try the debugger.</text:p>
      <text:p text:style-name="P33"/>
      <text:p text:style-name="P33">sisa16_dbg main.bin</text:p>
      <text:p text:style-name="P33"/>
      <text:p text:style-name="P33">will run the debugger on main.bin. <text:span text:style-name="T73">If you are frequently re-assembling and debugging your program, it’d be awful smart to put it in a script somewhere!</text:span></text:p>
      <text:p text:style-name="P33"/>
      <text:p text:style-name="P34">The debugger allows you to view a disassembly of your code, manipulate registers (including the program counter), arbitrarily start and stop execution of your program, restart your program from the beginning, <text:span text:style-name="T149">alter memory</text:span> and <text:span text:style-name="T149">manipulate </text:span>control flow. You can arbitrarily jump to any point in your program, test routines, <text:span text:style-name="T149">change the values of variables </text:span><text:span text:style-name="T150">in memory</text:span><text:span text:style-name="T149">,</text:span> and more.</text:p>
      <text:h text:style-name="P174" text:outline-level="1"><text:bookmark-start text:name="__RefHeading___Toc2045_3134269758"/>Extending<text:bookmark-end text:name="__RefHeading___Toc2045_3134269758"/></text:h>
      <text:p text:style-name="P28">Sisa16 is meant to be easily extended to suit your needs. To have Sisa16 programs interact with C libraries, you should write a “d.h” file which implements these functions:</text:p>
      <text:p text:style-name="P28"/>
      <text:p text:style-name="P28">“Device Init”</text:p>
      <text:p text:style-name="P28">static void di();</text:p>
      <text:p text:style-name="P28">“Device Close”</text:p>
      <text:p text:style-name="P28">static void dcl();</text:p>
      <text:p text:style-name="P28">“Getchar” – corresponding to the getchar instruction.</text:p>
      <text:p text:style-name="P28">static unsigned short gch();</text:p>
      <text:p text:style-name="P28">“Putchar” – corresponding to the putchar instruction.</text:p>
      <text:p text:style-name="P28">static void pch(unsigned short a);</text:p>
      <text:p text:style-name="P28">“Interrupt” – corresponding to the interrupt instruction</text:p>
      <text:p text:style-name="P28">static unsigned short interrupt(unsigned short a,</text:p>
      <text:p text:style-name="P28"><text:tab/>unsigned short b,</text:p>
      <text:p text:style-name="P28"><text:tab/>unsigned short c,</text:p>
      <text:p text:style-name="P28"><text:tab/>unsigned short stack_pointer,</text:p>
      <text:p text:style-name="P28"><text:tab/>unsigned short program_counter,</text:p>
      <text:p text:style-name="P28"><text:tab/>unsigned char<text:tab/>program_counter_region,</text:p>
      <text:p text:style-name="P28"><text:tab/>UU RX0,</text:p>
      <text:p text:style-name="P28"><text:tab/>UU RX1,</text:p>
      <text:p text:style-name="P28"><text:tab/>UU RX2,</text:p>
      <text:p text:style-name="P28"><text:tab/>UU RX3</text:p>
      <text:p text:style-name="P28">);</text:p>
      <text:p text:style-name="P28"/>
      <text:p text:style-name="P28">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8"/>
      <text:p text:style-name="P28">An emulation depth of zero means that the <text:span text:style-name="T98">virtual machine</text:span> is truly initializing or finalizing, rather than simply encapsulating.</text:p>
      <text:p text:style-name="P28"/>
      <text:p text:style-name="P30">Relevant <text:span text:style-name="T104">emulator </text:span>variables accessible from the driver-<text:line-break/></text:p>
      <text:p text:style-name="P62"><text:tab/>unsigned char R<text:tab/> <text:tab/><text:tab/>:error flag.</text:p>
      <text:p text:style-name="P62"><text:tab/>u M_SAVER[2][0x1000000]<text:tab/><text:tab/>:Memory. <text:span text:style-name="T164">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4">Saved registers for Kernel[0] and User[1]</text:span></text:p>
      <text:p text:style-name="P57"/>
      <text:p text:style-name="P82">You should use these variables in your driver <text:span text:style-name="T104">to achieve the best interoperability with Sisa16. </text:span></text:p>
      <text:p text:style-name="P143">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74" text:outline-level="1"><text:bookmark-start text:name="__RefHeading___Toc2047_3134269758"/><text:span text:style-name="T135">Assembler Documentation </text:span><text:span text:style-name="T136">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2">re-</text:span>listing of every single instruction <text:span text:style-name="T113">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4">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73">Consider any such errors </text:span><text:span text:style-name="T75">in this manual </text:span><text:span text:style-name="T73">a “feature”. </text:span><text:span text:style-name="T111">Hand-holding to this extent would hinder the educational value of these tools.</text:span></text:p>
      <text:p text:style-name="P63">2) <text:span text:style-name="T109">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6">Multiple instructions may be written on the same line.</text:span></text:p>
      <text:p text:style-name="P67">* <text:span text:style-name="T116">Python-style “#” comments as well as C++ style “//” comments are supported.</text:span></text:p>
      <text:p text:style-name="P67">* <text:span text:style-name="T116">All instructions that take more than one byte of arguments will typically use SPLIT syntax.</text:span></text:p>
      <text:p text:style-name="P67">%<text:span text:style-name="T116">0xEEFF% is semantically equivalent to 0xEE, 0xFF for instruction arguments.</text:span></text:p>
      <text:p text:style-name="P67">%/<text:span text:style-name="T116">0x1298CADF% is semantically equivalent to 0x12, 0x98, 0xCA, 0xDF for instruction arguments.</text:span></text:p>
      <text:p text:style-name="P67">%?<text:span text:style-name="T116">13.7% will parse the floating point number 13.7 and generate a comma separated list of four bytes similar to previous.</text:span></text:p>
      <text:p text:style-name="P67">%-<text:span text:style-name="T116">10% will take the decimal number ten and put it in a 32 bit variable, bitwise negate it, add one, and output the comma separated big endian list of bytes comprising it, effectively outputting negative ten twos complement.</text:span></text:p>
      <text:p text:style-name="P67">%<text:span text:style-name="T116">&amp;0xABCDEF% will generate a three-byte split, useful for `farld` and `farst` instructions.</text:span></text:p>
      <text:p text:style-name="P84">This is an artifact of how the assembler works.</text:p>
      <text:p text:style-name="P84"/>
      <text:p text:style-name="P146">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4">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8"><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6"><text:line-break/></text:span>If you are a programming language fanatic, you may recognize that this is a very unusual, or at least uncommon way of writing a programming language parser and lexer. <text:span text:style-name="T126">The code certainly has its flaws, but I still think it’s better than most assemblers I’ve seen. It is also very small.</text:span></text:p>
      <text:p text:style-name="P138"/>
      <text:p text:style-name="P138"><text:span text:style-name="T126">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6">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7">Vasm is probably the nicest looking I’ve ever seen, but I still prefer Sisa16. Even the inappropriate syntax highlighting of my favorite editor still leaves Sisa16 a far prettier language. </text:span></text:p>
      <text:h text:style-name="P174"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5">You can load an immediate value into a register, load from a memory location, store to a memory location, indirectly load from memory through a register, indirectly store to a memory location through a register, and copy values between registers. </text:span><text:span text:style-name="T182">Loads and stores are typically within the same region as the program counter, unless they are “far” memory loads and stores. The stack is always in the zero region.</text:span></text:p>
      <text:p text:style-name="P65"><text:line-break/>The following bit of code increments the single byte value at address 500 (dec) in <text:span text:style-name="T181">the current region:</text:span></text:p>
      <text:p text:style-name="P65"/>
      <text:p text:style-name="P43">;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9">immediate </text:span>value 1 into register B.</text:p>
      <text:p text:style-name="P65">* Adds the registers A and B and puts the result in A.</text:p>
      <text:p text:style-name="P65">* Stores the value in the A register at M[500].</text:p>
      <text:p text:style-name="P17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3"/>
      <text:p text:style-name="P66">This, in order:<text:line-break/>* Loads the single-byte <text:span text:style-name="T140">immediate</text:span> value “8” into register B.</text:p>
      <text:p text:style-name="P66">* Performs an <text:span text:style-name="T120">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7">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4">;<text:span text:style-name="T117">farllda %&amp;0xAFEE23%;</text:span></text:p>
      <text:p text:style-name="P44"/>
      <text:p text:style-name="P71">Or store it like this:</text:p>
      <text:p text:style-name="P71"/>
      <text:p text:style-name="P178"><text:soft-page-break/>;<text:span text:style-name="T117">farstla %&amp;0xAFEE23%; </text:span></text:p>
      <text:p text:style-name="P178"><text:span text:style-name="T137"/></text:p>
      <text:p text:style-name="P178"><text:span text:style-name="T137">Of course, you can access more than just single variables. You can also do indirect memory accesses. Assuming that the aforementioned memory location is actually the start of an array of </text:span><text:span text:style-name="T138">two-byte values</text:span><text:span text:style-name="T137">, of length 13, and you have an index into it in register A...<text:line-break/><text:line-break/></text:span><text:span text:style-name="T117">;sc %0xAF%;lb 13; mod;lb2; mul;llb %</text:span><text:span text:style-name="T119">0x</text:span><text:span text:style-name="T117">EE23%; add; ba; farillda;</text:span></text:p>
      <text:p text:style-name="P49"/>
      <text:p text:style-name="P71">In order, this:</text:p>
      <text:p text:style-name="P71">* Sets the C register to 0x00AF, <text:span text:style-name="T120">the region in which the array resides.</text:span></text:p>
      <text:p text:style-name="P71">* loads 13 <text:span text:style-name="T119">(decimal)</text:span> into register B<text:line-break/>* Performs a modulo and stores the result in A. <text:span text:style-name="T118">This guarantees that no out-of-bounds memory access occurs if A is larger than length of the array.</text:span></text:p>
      <text:p text:style-name="P71">* Loads 2 into register B. <text:span text:style-name="T119">(An element in the array is two bytes in size)</text:span><text:line-break/>* Multiplies A and B and stores the result in A. <text:span text:style-name="T118">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9">x</text:span>86, there is no “lea” instruction which performs a fused <text:span text:style-name="T119">integer </text:span>multiply-add, nor a MOV instruction which can <text:span text:style-name="T119">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7">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4"><text:soft-page-break/></text:p>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74"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1">four</text:span> comparison instructions, “cmp”, “rxcmp”, “<text:span text:style-name="T141">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text:span text:style-name="T183">r</text:span>xicmp functions identically to rxcmp, but treats RX0 and RX1 as signed, so -1 will be less than 0.</text:p>
      <text:p text:style-name="P75"><text:span text:style-name="T183">f</text:span>ltcmp functions identically to rx<text:span text:style-name="T141">i</text:span>cmp but does 32 bit <text:span text:style-name="T5">floating point</text:span> comparisons. The semantics are more important with fltcmp:</text:p>
      <text:p text:style-name="P75">* If RX0 holds the floating point value for negative zero and RX1 hold<text:span text:style-name="T142">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1">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2">You can create them like this, on their own line:</text:span></text:p>
      <text:p text:style-name="P75"/>
      <text:p text:style-name="P48">VAR#myLabel#@</text:p>
      <text:p text:style-name="P75"/>
      <text:p text:style-name="P97">Alternatively, you can use <text:span text:style-name="T154">one of</text:span> the<text:span text:style-name="T154">se</text:span> syntactic sugar<text:span text:style-name="T154">s</text:span>:</text:p>
      <text:p text:style-name="P97"/>
      <text:p text:style-name="P54">:myLabel:</text:p>
      <text:p text:style-name="P55">myLabel:</text:p>
      <text:p text:style-name="P75"><text:soft-page-break/></text:p>
      <text:p text:style-name="P176">(Note: you cannot have a label on the same line as code)</text:p>
      <text:p text:style-name="P76">The following complete program <text:span text:style-name="T154">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text:span text:style-name="T183">n</text:span> 8-bit register called the “Program counter region” which specifies the 64k portion of memory that the program counter is currently loading opcodes and operands from. <text:span text:style-name="T183">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soft-page-break/><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5">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4">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3">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3">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4">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7">Subroutines</text:p>
      <text:p text:style-name="P103">You can create subroutines which use the stack in sisa16. The stack pointer is 16 bit, so it always points <text:span text:style-name="T125">somewhere </text:span>within the first 64k of memory. <text:span text:style-name="T73">This is why you </text:span><text:span text:style-name="T77">might not </text:span><text:span text:style-name="T73">want to put your code in the zero region. </text:span><text:span text:style-name="T125">There are four main instructions to use when writing subroutines:</text:span></text:p>
      <text:p text:style-name="P103">* <text:span text:style-name="T125">call<text:line-break/>* ret<text:line-break/>* farcall<text:line-break/>* farret</text:span></text:p>
      <text:p text:style-name="P103"/>
      <text:p text:style-name="P105">If <text:span text:style-name="T184">you know that you are only every going to call the subroutine from the same region it exists in, such as if </text:span>your entire program <text:span text:style-name="T184">were to fit</text:span> inside of a single 64k region, then you should use “call” and “ret”. They are faster and use less memory. Farcall and farret should be used for procedures which may be <text:span text:style-name="T129">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pop %3%; apop; push %4%;</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soft-page-break/><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2"><text:tab/>halt;</text:span><text:line-break/><text:line-break/><text:span text:style-name="T128">This program receives two decimal digits as input and multiplies them to create a result, which is printed in hex. Entering other characters has erroneous effects, but displays a result. </text:span></text:p>
      <text:h text:style-name="P174"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30">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2">use </text:span>registers A and B.<text:line-break/>All 32 bit <text:span text:style-name="T131">arithmetic operations occur between RX0 and RX1.</text:span></text:p>
      <text:h text:style-name="P174" text:outline-level="1"><text:bookmark-start text:name="__RefHeading___Toc2002_3391041109"/>Segment Control<text:bookmark-end text:name="__RefHeading___Toc2002_3391041109"/></text:h>
      <text:p text:style-name="P151">The “Segment” is the way that Sisa16 accesses more than 16 megabytes of memory. It can allow access to a <text:span text:style-name="T185">40 bit address space.</text:span></text:p>
      <text:p text:style-name="P151">These are the instructions that interact with the segment:</text:p>
      <text:p text:style-name="P152">seg_ld: load segment RX1 into page RX0 of Main Memory. (1 byte) (AB)</text:p>
      <text:p text:style-name="P152">seg_st: store segment RX0 from main memory into page RX1 in the segment. (1 byte) (AC)</text:p>
      <text:p text:style-name="P152">seg_pages: get the number of pages in the segment in RX0. (1 byte) (B3)</text:p>
      <text:p text:style-name="P152"/>
      <text:p text:style-name="P154">Note that there is no way to “ild” or “ist” directly with the segment. 256 byte “pages” are moved from main memory into the segment, or moved back. <text:span text:style-name="T165">This means that large copies are actually relatively fast between main memory and the segment, but that loading a small amount of data is expensive.</text:span></text:p>
      <text:p text:style-name="P155">Using seg_ld and seg_st in conjunction with farpagel and farpagest can result in incredibly fast copies to and from the segment.</text:p>
      <text:p text:style-name="P189">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54"/>
      <text:p text:style-name="P154"/>
      <text:h text:style-name="P174" text:outline-level="1"><text:bookmark-start text:name="__RefHeading___Toc2054_3391041109"/>Privilege<text:bookmark-end text:name="__RefHeading___Toc2054_3391041109"/></text:h>
      <text:p text:style-name="P167">Sisa16 is relatively unique in how it implements privilege rings into the architecture- No <text:span text:style-name="T167">Memory Mapping Unit</text:span> is used. <text:span text:style-name="T171">It uses Memory segmentation to prevent user-mode code from interfering with other user code. </text:span>Instructions executing in user mode simply cannot address any memory <text:span text:style-name="T171">they cannot access</text:span>. While this means that each mode can only use 16 megabytes of memory, it makes the emulator extremely fast, and it makes using the privilege scheme extremely easy.</text:p>
      <text:p text:style-name="P168">When sisa16 boots, it starts in privileged mode. <text:span text:style-name="T166">To enter user mode, you must either call priv_drop, or emulate. Memory is cleared to zero before booting, so priv_drop </text:span><text:span text:style-name="T174">ordinarily </text:span><text:span text:style-name="T166">won’t do anything. The </text:span><text:span text:style-name="T174">user code</text:span><text:span text:style-name="T166"> will simply reach a halt instruction, opcode 0. </text:span><text:span text:style-name="T174">You have two options: Use the “emulate” instruction to write a program into user memory and begin execution at location 0, or use `user_farista` to copy an entire program, byte-by-byte, into the target.</text:span><text:span text:style-name="T166"><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9">“But how does emulate return?”<text:line-break/>Emulate returns when any one of the following occurs:</text:p>
      <text:list xml:id="list408075167" text:style-name="L1">
        <text:list-item>
          <text:p text:style-name="P179">A <text:span text:style-name="T173">privileged-only instruction is executed</text:span>. (15<text:span text:style-name="T173">)</text:span></text:p>
        </text:list-item>
        <text:list-item>
          <text:p text:style-name="P181">A driver instruction is executed (16,17,18)</text:p>
        </text:list-item>
        <text:list-item>
          <text:p text:style-name="P182">A syscall is made (19)</text:p>
        </text:list-item>
        <text:list-item>
          <text:p text:style-name="P179">A preemptive context switch occurs. (255)</text:p>
        </text:list-item>
        <text:list-item>
          <text:p text:style-name="P180">A ‘halt’ instruction is reached. (0)</text:p>
        </text:list-item>
        <text:list-item>
          <text:p text:style-name="P184"><text:span text:style-name="T11">An illegal opcode is executed </text:span><text:span text:style-name="T65">(0)</text:span></text:p>
        </text:list-item>
        <text:list-item>
          <text:p text:style-name="P190"><text:span text:style-name="T65">A</text:span><text:span text:style-name="T11">n illegal segment access occurs (5)</text:span></text:p>
        </text:list-item>
        <text:list-item>
          <text:p text:style-name="P184"><text:span text:style-name="T11">An error code is emitted. </text:span><text:span text:style-name="T65">(Any other value </text:span><text:span text:style-name="T68">of register A.</text:span><text:span text:style-name="T65">)</text:span></text:p>
        </text:list-item>
      </text:list>
      <text:p text:style-name="P170">Whenever any one of these occurs, the state of the user mode is saved (registers and all) so that you can return to it later with priv_drop.</text:p>
      <text:p text:style-name="P183"><text:soft-page-break/>To write a very simple single-process kernel, you can write a loop that looks roughly like this:</text:p>
      <text:p text:style-name="P183"><text:span text:style-name="T103">emulate();</text:span></text:p>
      <text:p text:style-name="P153">while(1){</text:p>
      <text:p text:style-name="P153"><text:tab/>if(a == 0xff){<text:span text:style-name="T171">task_ric();</text:span>priv_drop(); continue;}</text:p>
      <text:p text:style-name="P153"><text:tab/>else {puts(“Error”);break;}</text:p>
      <text:p text:style-name="P153">}</text:p>
      <text:p text:style-name="P156">(C to assembly translation not provided, but you can see a similar and more fleshed out example in the included standard library, emulation.hasm)</text:p>
      <text:p text:style-name="P162">Preemption</text:p>
      <text:p text:style-name="P157">Sisa16 implements pre-emption not based on time, but rather based on the number of instructions executed. Every time an instruction is executed, an instruction counter is incremented (by some amount, varying based on the “cost” of that instruction<text:span text:style-name="T172">).</text:span></text:p>
      <text:p text:style-name="P158">When this instruction counter surpasses a certain value, control will return to privileged code- meaning that either emulate or priv_drop will return. If preemption was the reason for returning, the A register will be 255.</text:p>
      <text:p text:style-name="P163">Syscall</text:p>
      <text:p text:style-name="P163"><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4">The “Driver”</text:p>
      <text:p text:style-name="P160">The driver functions- getchar, putchar, and interrupt- are privileged. Whenever they <text:span text:style-name="T174">are called in user mode, control immediately returns to privileged code. </text:span><text:span text:style-name="T175">Privileged code can respond to them just like syscalls.</text:span></text:p>
      <text:p text:style-name="P166">The Segment</text:p>
      <text:p text:style-name="P161">The segment, the majority of memory available to sisa16, is restricted access by a “mask” and “offset.</text:p>
      <text:p text:style-name="P161">This mask and offset can be configured in privileged mode. <text:span text:style-name="T185">It remains active even through context switches and task_sets, so it must be changed by the kernel each time.</text:span></text:p>
      <text:p text:style-name="P165">An example Kernel.</text:p>
      <text:p text:style-name="P159">An example kernel is written in emulation.hasm. It is called “Krenel” (spelled exactly like that). It features a simple round robin scheduler, with several basic system calls implemented for process management <text:span text:style-name="T180">and Disk I/O. It can easily be extended to add new system calls for any driver you may implement.</text:span></text:p>
      <text:h text:style-name="P174" text:outline-level="1"><text:bookmark-start text:name="__RefHeading___Toc2254_510028098"/>Krenel<text:bookmark-end text:name="__RefHeading___Toc2254_510028098"/></text:h>
      <text:p text:style-name="P171">Krenel is the extremely simple kernel I have written for Sisa16. Here are its features <text:span text:style-name="T177">at the time of writing:</text:span></text:p>
      <text:list xml:id="list3711424771" text:style-name="L2">
        <text:list-item>
          <text:p text:style-name="P185">Round robin scheduler supporting all 8 of Sisa16’s hardware tasks.</text:p>
        </text:list-item>
        <text:list-item>
          <text:p text:style-name="P187">Hard Realtime- the worst case execution time is very easy to compute and relatively small.</text:p>
        </text:list-item>
        <text:list-item>
          <text:p text:style-name="P187">Fixed memory usage</text:p>
        </text:list-item>
        <text:list-item>
          <text:p text:style-name="P185">Pass-through for getchar and putchar</text:p>
        </text:list-item>
        <text:list-item>
          <text:p text:style-name="P185">Interrupts ten and 13 passed through as well, along with matching syscalls.</text:p>
        </text:list-item>
        <text:list-item>
          <text:p text:style-name="P187">After it shuts down, it notifies the user by printing out a message </text:p>
        </text:list-item>
        <text:list-item>
          <text:p text:style-name="P187">Cleans up after dead tasks.</text:p>
        </text:list-item>
        <text:list-item>
          <text:p text:style-name="P185">Shutdown syscall (A=0xDEAD) &lt;no arguments&gt;</text:p>
        </text:list-item>
        <text:list-item>
          <text:p text:style-name="P185">Kill PID (A=0xDE00) B=pid to kill</text:p>
        </text:list-item>
        <text:list-item>
          <text:p text:style-name="P185">Disk Write (A=0xDE01) B=user page to write, RX0 = destination on disk, nonaligned. Return value is 1 if it succeeded.</text:p>
        </text:list-item>
        <text:list-item>
          <text:p text:style-name="P185">Sleep (A=0xDE02) &lt;no arguments&gt;</text:p>
        </text:list-item>
        <text:list-item>
          <text:p text:style-name="P186">Disk Read (0xDE03) B=user page to <text:span text:style-name="T176">read into</text:span> RX0 = <text:span text:style-name="T176">source</text:span> on disk, nonaligned. Return value is 1 if it succeeded.</text:p>
        </text:list-item>
        <text:list-item>
          <text:p text:style-name="P185">Exec (0xDE04) <text:span text:style-name="T176">B=user region to create new process from. It will be made into region 1 (default) of the new process, and a bootloader for it will automatically be writetn.</text:span></text:p>
        </text:list-item>
        <text:list-item>
          <text:p text:style-name="P185">IPC_write (0xDE05) <text:span text:style-name="T176">RX0 =Address in target, B= the value (1 byte) you want to write, C = the PID of the process you want to write it in.</text:span></text:p>
        </text:list-item>
        <text:list-item>
          <text:p text:style-name="P185">Fork (0xDE06) &lt;<text:span text:style-name="T176">no arguments&gt; returns 1 if it succeeded.</text:span></text:p>
        </text:list-item>
        <text:list-item>
          <text:p text:style-name="P185">GetPID (0xDE07) &lt;<text:span text:style-name="T176">no arguments&gt; returns the PID of the current process. Valid PIDs are 0-8 with the default configuration of KRENEL.</text:span></text:p>
        </text:list-item>
        <text:list-item>
          <text:p text:style-name="P188">OwnSegment (0xDE08) &lt;no arguments&gt; The current PID will be given ownership of the segment if it is not locked. It will be locked if this can be granted. The return value is 1 for success, 0 for failure.</text:p>
        </text:list-item>
        <text:list-item>
          <text:p text:style-name="P188">Release Segment (0xDE09) &lt;no arguments&gt; If the current PID owns the segment, the lock on the segment will be released.</text:p>
        </text:list-item>
      </text:list>
      <text:h text:style-name="P174"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77"><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6">For full compatibility, M</text:span>ake sure that when the bootloaded program begins executing, all registers are set to zero. Bonus points if you can utilize the entire address space. The program should be able to boot itself. <text:span text:style-name="T143">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68">Execute code in User mode.</text:span></text:p>
      <text:p text:style-name="P112">* <text:span text:style-name="T169">Add new functions to the standard library.</text:span></text:p>
      <text:p text:style-name="P112"/>
      <text:p text:style-name="P112">Hard:</text:p>
      <text:p text:style-name="P112">* Create a brainf<text:span text:style-name="T170">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4">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8-02T21:22:06.278009511</dc:date>
    <meta:editing-duration>PT14H59M49S</meta:editing-duration>
    <meta:editing-cycles>194</meta:editing-cycles>
    <meta:generator>LibreOffice/7.0.4.2$Linux_X86_64 LibreOffice_project/00$Build-2</meta:generator>
    <meta:document-statistic meta:table-count="0" meta:image-count="1" meta:object-count="0" meta:page-count="31" meta:paragraph-count="522" meta:word-count="7540" meta:character-count="48682" meta:non-whitespace-character-count="41358"/>
  </office:meta>
</office:document-meta>
</file>